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27cm" table:align="left"/>
    </style:style>
    <style:style style:name="Table1.A" style:family="table-column">
      <style:table-column-properties style:column-width="14.27cm"/>
    </style:style>
    <style:style style:name="Table1.A1" style:family="table-cell">
      <style:table-cell-properties style:vertical-align="middle"/>
    </style:style>
    <style:style style:name="P1" style:family="paragraph" style:parent-style-name="Preformatted_20_Text">
      <style:paragraph-properties fo:margin-top="0cm" fo:margin-bottom="0.499cm" loext:contextual-spacing="false"/>
    </style:style>
    <style:style style:name="P2" style:family="paragraph" style:parent-style-name="Preformatted_20_Text">
      <style:paragraph-properties fo:margin-top="0cm" fo:margin-bottom="0.499cm" loext:contextual-spacing="false"/>
      <style:text-properties fo:font-weight="bold" style:font-weight-asian="bold" style:font-weight-complex="bold"/>
    </style:style>
    <style:style style:name="P3" style:family="paragraph" style:parent-style-name="Preformatted_20_Text">
      <style:paragraph-properties fo:margin-top="0cm" fo:margin-bottom="0.499cm" loext:contextual-spacing="false"/>
      <style:text-properties officeooo:rsid="000e2eb4" officeooo:paragraph-rsid="000e2eb4"/>
    </style:style>
    <style:style style:name="P4" style:family="paragraph" style:parent-style-name="Preformatted_20_Text">
      <style:paragraph-properties fo:margin-top="0cm" fo:margin-bottom="0cm" loext:contextual-spacing="false" fo:line-height="100%"/>
      <style:text-properties officeooo:paragraph-rsid="000e2eb4"/>
    </style:style>
    <style:style style:name="P5" style:family="paragraph" style:parent-style-name="Standard">
      <style:paragraph-properties fo:margin-top="0cm" fo:margin-bottom="0cm" loext:contextual-spacing="false" fo:line-height="100%"/>
      <style:text-properties officeooo:paragraph-rsid="000ce427"/>
    </style:style>
    <style:style style:name="P6" style:family="paragraph" style:parent-style-name="Standard">
      <style:paragraph-properties fo:margin-top="0cm" fo:margin-bottom="0cm" loext:contextual-spacing="false" fo:line-height="100%"/>
      <style:text-properties officeooo:paragraph-rsid="000e2eb4"/>
    </style:style>
    <style:style style:name="P7" style:family="paragraph" style:parent-style-name="Text_20_body" style:list-style-name="L3"/>
    <style:style style:name="P8" style:family="paragraph" style:parent-style-name="Text_20_body">
      <style:paragraph-properties fo:margin-top="0cm" fo:margin-bottom="0cm" loext:contextual-spacing="false" fo:line-height="100%"/>
      <style:text-properties officeooo:paragraph-rsid="000bb8da"/>
    </style:style>
    <style:style style:name="P9" style:family="paragraph" style:parent-style-name="Text_20_body">
      <style:paragraph-properties fo:margin-top="0cm" fo:margin-bottom="0cm" loext:contextual-spacing="false" fo:line-height="100%"/>
      <style:text-properties officeooo:paragraph-rsid="000ce427"/>
    </style:style>
    <style:style style:name="P10" style:family="paragraph" style:parent-style-name="Text_20_body">
      <style:paragraph-properties fo:margin-top="0cm" fo:margin-bottom="0cm" loext:contextual-spacing="false" fo:line-height="100%"/>
      <style:text-properties officeooo:paragraph-rsid="000e2eb4"/>
    </style:style>
    <style:style style:name="P11" style:family="paragraph" style:parent-style-name="Text_20_body" style:list-style-name="L3">
      <style:paragraph-properties fo:margin-top="0cm" fo:margin-bottom="0cm" loext:contextual-spacing="false"/>
    </style:style>
    <style:style style:name="P12" style:family="paragraph" style:parent-style-name="Text_20_body">
      <style:paragraph-properties fo:margin-top="0cm" fo:margin-bottom="0.499cm" loext:contextual-spacing="false"/>
    </style:style>
    <style:style style:name="P13" style:family="paragraph" style:parent-style-name="Text_20_body">
      <style:paragraph-properties fo:margin-top="0cm" fo:margin-bottom="0.499cm" loext:contextual-spacing="false"/>
      <style:text-properties fo:font-weight="bold" style:font-weight-asian="bold" style:font-weight-complex="bold"/>
    </style:style>
    <style:style style:name="P14" style:family="paragraph" style:parent-style-name="Text_20_body">
      <style:paragraph-properties fo:margin-top="0cm" fo:margin-bottom="0.499cm" loext:contextual-spacing="false"/>
      <style:text-properties officeooo:paragraph-rsid="000e2eb4"/>
    </style:style>
    <style:style style:name="T1" style:family="text">
      <style:text-properties fo:color="#000000" fo:font-size="14pt" fo:language="en" fo:country="US" style:font-size-asian="14pt" style:font-size-complex="14pt"/>
    </style:style>
    <style:style style:name="T2" style:family="text">
      <style:text-properties fo:color="#000000" fo:font-size="14pt" fo:language="en" fo:country="US" officeooo:rsid="000ce427" style:font-size-asian="14pt" style:font-size-complex="14pt"/>
    </style:style>
    <style:style style:name="T3" style:family="text">
      <style:text-properties fo:color="#000000" fo:font-size="14pt" fo:language="en" fo:country="US" fo:font-weight="normal" style:font-size-asian="14pt" style:font-weight-asian="normal" style:font-size-complex="14pt" style:font-weight-complex="normal"/>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5. What is the difference between floor and round functions?</text:span></text:p>
      <text:p text:style-name="P5"><text:span text:style-name="Strong_20_Emphasis"><text:span text:style-name="T3"><text:s text:c="3"/></text:span></text:span></text:p>
      <text:p text:style-name="P5"><text:span text:style-name="Strong_20_Emphasis"><text:span text:style-name="T3">ROUND</text:span></text:span><text:span text:style-name="Strong_20_Emphasis"><text:span text:style-name="T1">():</text:span></text:span></text:p>
      <text:p text:style-name="P5"><text:span text:style-name="Strong_20_Emphasis"><text:span text:style-name="T1"><text:s text:c="6"/></text:span></text:span><text:span text:style-name="T1">function rounds the number up or down depends upon the second argument D and number itself(digit after D decimal places &gt;=5 or not).  </text:span></text:p>
      <text:p text:style-name="P8"><text:span text:style-name="Strong_20_Emphasis"><text:span text:style-name="T1"/></text:span></text:p>
      <text:p text:style-name="P9"><text:span text:style-name="Strong_20_Emphasis">FLOOR()</text:span> :</text:p>
      <text:p text:style-name="P9"><text:s text:c="7"/>function rounds the number, towards zero, always down. </text:p>
      <text:p text:style-name="P9"/>
      <text:p text:style-name="P5"><text:span text:style-name="T2">6. </text:span><text:span text:style-name="T1">List out and explain the number conversion functions.</text:span></text:p>
      <text:p text:style-name="P9"><text:s text:c="5"/></text:p>
      <text:p text:style-name="P9"><text:s text:c="5"/>Python defines type conversion functions to directly convert one data type to another which is useful in day to day and competitive programming. This article is aimed at providing the information about certain conversion functions.</text:p>
      <text:p text:style-name="Text_20_body"><text:span text:style-name="Strong_20_Emphasis">1. int(a,base)</text:span> : This function converts<text:span text:style-name="Strong_20_Emphasis"> any data type to integer</text:span>. ‘Base’ specifies the<text:span text:style-name="Strong_20_Emphasis"> base in which string is</text:span> if data type is string.</text:p>
      <text:p text:style-name="Text_20_body"><text:span text:style-name="Strong_20_Emphasis">2. float()</text:span> : This function is used to convert <text:span text:style-name="Strong_20_Emphasis">any data type to a floating point number</text:span></text:p>
      <text:p text:style-name="P9"/>
      <text:section text:style-name="Sect1" text:name="highlighter_477371">
        <table:table table:name="Table1" table:style-name="Table1">
          <table:table-column table:style-name="Table1.A"/>
          <table:table-row>
            <table:table-cell table:style-name="Table1.A1" office:value-type="string">
              <text:p text:style-name="Table_20_Contents"><text:span text:style-name="Source_20_Text"># Python code to demonstrate Type conversion </text:span></text:p>
              <text:p text:style-name="Table_20_Contents"><text:span text:style-name="Source_20_Text"># using int(), float() </text:span></text:p>
              <text:p text:style-name="Table_20_Contents"><text:span text:style-name="Source_20_Text"> </text:span> </text:p>
              <text:p text:style-name="Table_20_Contents"><text:span text:style-name="Source_20_Text"># initializing string </text:span></text:p>
              <text:p text:style-name="Table_20_Contents"><text:span text:style-name="Source_20_Text">s =</text:span> <text:span text:style-name="Source_20_Text">"10010"</text:span></text:p>
              <text:p text:style-name="Table_20_Contents"><text:span text:style-name="Source_20_Text"> </text:span> </text:p>
              <text:p text:style-name="Table_20_Contents"><text:span text:style-name="Source_20_Text"># printing string converting to int base 2 </text:span></text:p>
              <text:p text:style-name="Table_20_Contents"><text:span text:style-name="Source_20_Text">c =</text:span> <text:span text:style-name="Source_20_Text">int(s,2) </text:span></text:p>
              <text:p text:style-name="Table_20_Contents"><text:span text:style-name="Source_20_Text">print</text:span> <text:span text:style-name="Source_20_Text">("After converting to integer base 2 : ", end="") </text:span></text:p>
              <text:p text:style-name="Table_20_Contents"><text:span text:style-name="Source_20_Text">print</text:span> <text:span text:style-name="Source_20_Text">(c) </text:span></text:p>
              <text:p text:style-name="Table_20_Contents"><text:span text:style-name="Source_20_Text"> </text:span> </text:p>
              <text:p text:style-name="Table_20_Contents"><text:span text:style-name="Source_20_Text"># printing string converting to float </text:span></text:p>
              <text:p text:style-name="Table_20_Contents"><text:span text:style-name="Source_20_Text">e =</text:span> <text:span text:style-name="Source_20_Text">float(s) </text:span></text:p>
              <text:p text:style-name="Table_20_Contents"><text:span text:style-name="Source_20_Text">print</text:span> <text:span text:style-name="Source_20_Text">("After converting to float : ", end="") </text:span></text:p>
              <text:p text:style-name="Table_20_Contents"><text:span text:style-name="Source_20_Text">print</text:span> <text:span text:style-name="Source_20_Text">(e) </text:span></text:p>
            </table:table-cell>
          </table:table-row>
        </table:table>
        <text:p text:style-name="Text_20_body"/>
      </text:section>
      <text:p text:style-name="P9">Output:</text:p>
      <text:p text:style-name="Preformatted_20_Text">After converting to integer base 2 : 18</text:p>
      <text:p text:style-name="P1">After converting to float : 10010.0</text:p>
      <text:p text:style-name="P9"><text:span text:style-name="Strong_20_Emphasis">3. ord() : </text:span>This function is used to convert a <text:span text:style-name="Strong_20_Emphasis">character to integer.</text:span></text:p>
      <text:p text:style-name="P9"><text:span text:style-name="Strong_20_Emphasis">4. hex() : </text:span>This function is to convert <text:span text:style-name="Strong_20_Emphasis">integer to hexadecimal string</text:span>.</text:p>
      <text:p text:style-name="Text_20_body"><text:span text:style-name="Strong_20_Emphasis">5. oct() : </text:span>This function is to convert <text:span text:style-name="Strong_20_Emphasis">integer to octal string</text:span>.</text:p>
      <text:p text:style-name="P9"># Python code to demonstrate Type conversion </text:p>
      <text:p text:style-name="P9"># using ord(), hex(), oct() </text:p>
      <text:p text:style-name="P9"/>
      <text:p text:style-name="P9"># initializing integer </text:p>
      <text:p text:style-name="P9">s = '4'</text:p>
      <text:p text:style-name="P9"/>
      <text:p text:style-name="P9"># printing character converting to integer </text:p>
      <text:p text:style-name="P9"><text:soft-page-break/>c = ord(s) </text:p>
      <text:p text:style-name="P9">print ("After converting character to integer : ",end="") </text:p>
      <text:p text:style-name="P9">print (c) </text:p>
      <text:p text:style-name="P9"/>
      <text:p text:style-name="P9"># printing integer converting to hexadecimal string </text:p>
      <text:p text:style-name="P9">c = hex(56) </text:p>
      <text:p text:style-name="P9">print ("After converting 56 to hexadecimal string : ",end="") </text:p>
      <text:p text:style-name="P9">print (c) </text:p>
      <text:p text:style-name="P9"/>
      <text:p text:style-name="P9"># printing integer converting to octal string </text:p>
      <text:p text:style-name="P9">c = oct(56) </text:p>
      <text:p text:style-name="P9">print ("After converting 56 to octal string : ",end="") </text:p>
      <text:p text:style-name="P9">print (c) </text:p>
      <text:p text:style-name="P9"/>
      <text:p text:style-name="P9">Output:</text:p>
      <text:p text:style-name="Preformatted_20_Text">After converting character to integer : 52</text:p>
      <text:p text:style-name="Preformatted_20_Text">After converting 56 to hexadecimal string : 0x38</text:p>
      <text:p text:style-name="P1">After converting 56 to octal string : 0o70</text:p>
      <text:p text:style-name="P12"><text:span text:style-name="Strong_20_Emphasis">6. tuple() : </text:span>This function is used to <text:span text:style-name="Strong_20_Emphasis">convert to a tuple</text:span>.</text:p>
      <text:p text:style-name="Text_20_body"><text:span text:style-name="Strong_20_Emphasis">7. set() : </text:span>This function returns the <text:span text:style-name="Strong_20_Emphasis">type after converting to set</text:span>.</text:p>
      <text:p text:style-name="Text_20_body"><text:span text:style-name="Strong_20_Emphasis">8. list() : </text:span>This function is used to convert <text:span text:style-name="Strong_20_Emphasis">any data type to a list type</text:span>.</text:p>
      <text:p text:style-name="P1"># Python code to demonstrate Type conversion </text:p>
      <text:p text:style-name="P1"># using tuple(), set(), list() </text:p>
      <text:p text:style-name="P1"/>
      <text:p text:style-name="P1"># initializing string </text:p>
      <text:p text:style-name="P1">s = 'geeks'</text:p>
      <text:p text:style-name="P1"/>
      <text:p text:style-name="P1"># printing string converting to tuple </text:p>
      <text:p text:style-name="P1">c = tuple(s) </text:p>
      <text:p text:style-name="P1">print ("After converting string to tuple : ",end="") </text:p>
      <text:p text:style-name="P1">print (c) </text:p>
      <text:p text:style-name="P1"/>
      <text:p text:style-name="P1"># printing string converting to set </text:p>
      <text:p text:style-name="P1">c = set(s) </text:p>
      <text:p text:style-name="P1">print ("After converting string to set : ",end="") </text:p>
      <text:p text:style-name="P1">print (c) </text:p>
      <text:p text:style-name="P1"/>
      <text:p text:style-name="P1"><text:soft-page-break/># printing string converting to list </text:p>
      <text:p text:style-name="P1">c = list(s) </text:p>
      <text:p text:style-name="P1">print ("After converting string to list : ",end="") </text:p>
      <text:p text:style-name="P1">print (c) </text:p>
      <text:p text:style-name="P13">Output:</text:p>
      <text:p text:style-name="Preformatted_20_Text">After converting string to tuple : ('g', 'e', 'e', 'k', 's')</text:p>
      <text:p text:style-name="Preformatted_20_Text">After converting string to set : {'k', 'e', 's', 'g'}</text:p>
      <text:p text:style-name="P1">After converting string to list : ['g', 'e', 'e', 'k', 's']</text:p>
      <text:p text:style-name="P2"><text:span text:style-name="Strong_20_Emphasis">9. dict() : </text:span>This function is used to <text:span text:style-name="Strong_20_Emphasis">convert a tuple of order (key,value) into a dictionary</text:span>.</text:p>
      <text:p text:style-name="P13"><text:span text:style-name="Strong_20_Emphasis">10. str() : </text:span>Used to <text:span text:style-name="Strong_20_Emphasis">convert integer into a string.</text:span></text:p>
      <text:p text:style-name="Text_20_body"><text:span text:style-name="Strong_20_Emphasis">11. complex(real,imag) : </text:span>: This function<text:span text:style-name="Strong_20_Emphasis"> converts real numbers to complex(real,imag) number.</text:span></text:p>
      <text:p text:style-name="P2"># Python code to demonstrate Type conversion </text:p>
      <text:p text:style-name="P2"># using dict(), complex(), str() </text:p>
      <text:p text:style-name="P2"/>
      <text:p text:style-name="P2"># initializing integers </text:p>
      <text:p text:style-name="P2">a = 1</text:p>
      <text:p text:style-name="P2">b = 2</text:p>
      <text:p text:style-name="P2"/>
      <text:p text:style-name="P2"># initializing tuple </text:p>
      <text:p text:style-name="P2">tup = (('a', 1) ,('f', 2), ('g', 3)) </text:p>
      <text:p text:style-name="P2"/>
      <text:p text:style-name="P2"># printing integer converting to complex number </text:p>
      <text:p text:style-name="P2">c = complex(1,2) </text:p>
      <text:p text:style-name="P2">print ("After converting integer to complex number : ",end="") </text:p>
      <text:p text:style-name="P2">print (c) </text:p>
      <text:p text:style-name="P2"/>
      <text:p text:style-name="P2"># printing integer converting to string </text:p>
      <text:p text:style-name="P2">c = str(a) </text:p>
      <text:p text:style-name="P2">print ("After converting integer to string : ",end="") </text:p>
      <text:p text:style-name="P2"><text:soft-page-break/>print (c) </text:p>
      <text:p text:style-name="P2"/>
      <text:p text:style-name="P2"># printing tuple converting to expression dictionary </text:p>
      <text:p text:style-name="P2">c = dict(tup) </text:p>
      <text:p text:style-name="P2">print ("After converting tuple to dictionary : ",end="") </text:p>
      <text:p text:style-name="P2">print (c) </text:p>
      <text:p text:style-name="P13">Output:</text:p>
      <text:p text:style-name="Preformatted_20_Text">After converting integer to complex number : (1+2j)</text:p>
      <text:p text:style-name="Preformatted_20_Text">After converting integer to string : 1</text:p>
      <text:p text:style-name="P1">After converting tuple to dictionary : {'a': 1, 'f': 2, 'g': 3}</text:p>
      <text:p text:style-name="P13"><text:span text:style-name="Strong_20_Emphasis">12. chr(number) : </text:span>: This function<text:span text:style-name="Strong_20_Emphasis"> converts number to its corresponding ASCII character.</text:span></text:p>
      <text:p text:style-name="P2"># Convert ASCII value to characters </text:p>
      <text:p text:style-name="P2">a = chr(76) </text:p>
      <text:p text:style-name="P2">b = chr(77) </text:p>
      <text:p text:style-name="P2"/>
      <text:p text:style-name="P2">print(a) </text:p>
      <text:p text:style-name="P2">print(b) </text:p>
      <text:p text:style-name="P13">Output:</text:p>
      <text:p text:style-name="Preformatted_20_Text">L</text:p>
      <text:p text:style-name="P1">M</text:p>
      <text:p text:style-name="P6"><text:span text:style-name="T1">8. Explain ceil and floor functions.</text:span></text:p>
      <text:p text:style-name="P6"><text:span text:style-name="T1"/></text:p>
      <text:p text:style-name="P9"><text:span text:style-name="Strong_20_Emphasis">Floor():</text:span></text:p>
      <text:p text:style-name="Text_20_body"><text:s text:c="2"/>floor() method in Python returns floor of x i.e., the largest integer not greater than x. </text:p>
      <text:p text:style-name="Preformatted_20_Text"><text:span text:style-name="Strong_20_Emphasis">Syntax:</text:span></text:p>
      <text:p text:style-name="Preformatted_20_Text">import math</text:p>
      <text:p text:style-name="Preformatted_20_Text">math.floor(x)</text:p>
      <text:p text:style-name="Preformatted_20_Text"/>
      <text:p text:style-name="Preformatted_20_Text"><text:span text:style-name="Strong_20_Emphasis">Parameter: </text:span></text:p>
      <text:p text:style-name="Preformatted_20_Text">x-numeric expression. </text:p>
      <text:p text:style-name="Preformatted_20_Text"/>
      <text:p text:style-name="Preformatted_20_Text"><text:span text:style-name="Strong_20_Emphasis">Returns: </text:span></text:p>
      <text:p text:style-name="P1">largest integer not greater than x.</text:p>
      <text:p text:style-name="P1"># Python program to demonstrate the use of floor() method </text:p>
      <text:p text:style-name="P1"/>
      <text:p text:style-name="P1"><text:soft-page-break/># This will import math module </text:p>
      <text:p text:style-name="P1">import math </text:p>
      <text:p text:style-name="P1"/>
      <text:p text:style-name="P1"># prints the ceil using floor() method </text:p>
      <text:p text:style-name="P1">print "math.floor(-23.11) : ", math.floor(-23.11) </text:p>
      <text:p text:style-name="P1">print "math.floor(300.16) : ", math.floor(300.16) </text:p>
      <text:p text:style-name="P1">print "math.floor(300.72) : ", math.floor(300.72) </text:p>
      <text:p text:style-name="P3">output:</text:p>
      <text:p text:style-name="P3">math.floor(-23.11) : <text:s/>-24.0</text:p>
      <text:p text:style-name="Preformatted_20_Text">math.floor(300.16) : <text:s/>300.0</text:p>
      <text:p text:style-name="P1">math.floor(300.72) : <text:s/>300.0</text:p>
      <text:p text:style-name="P14"><text:span text:style-name="Strong_20_Emphasis">ceil():</text:span></text:p>
      <text:p text:style-name="P14"><text:span text:style-name="Strong_20_Emphasis"><text:s text:c="4"/></text:span>The method ceil() in Python returns ceiling value of x i.e., the smallest integer not less than x. </text:p>
      <text:p text:style-name="Preformatted_20_Text"><text:span text:style-name="Strong_20_Emphasis">Syntax: </text:span></text:p>
      <text:p text:style-name="Preformatted_20_Text">import math</text:p>
      <text:p text:style-name="Preformatted_20_Text">math.ceil(x)</text:p>
      <text:p text:style-name="Preformatted_20_Text"><text:span text:style-name="Strong_20_Emphasis">Parameter:</text:span></text:p>
      <text:p text:style-name="Preformatted_20_Text">x:This is a numeric expression.</text:p>
      <text:p text:style-name="Preformatted_20_Text"><text:span text:style-name="Strong_20_Emphasis">Returns: </text:span></text:p>
      <text:p text:style-name="P1">Smallest integer not less than x.</text:p>
      <text:p text:style-name="P1"># Python program to demonstrate the use of ceil() method </text:p>
      <text:p text:style-name="P1"/>
      <text:p text:style-name="P1"># This will import math module </text:p>
      <text:p text:style-name="P1">import math </text:p>
      <text:p text:style-name="P1"/>
      <text:p text:style-name="P1"># prints the ceil using ceil() method </text:p>
      <text:p text:style-name="P1">print "math.ceil(-23.11) : ", math.ceil(-23.11) </text:p>
      <text:p text:style-name="P1">print "math.ceil(300.16) : ", math.ceil(300.16) </text:p>
      <text:p text:style-name="P1">print "math.ceil(300.72) : ", math.ceil(300.72) </text:p>
      <text:p text:style-name="P12">Output:</text:p>
      <text:p text:style-name="Preformatted_20_Text">math.ceil(-23.11) : <text:s/>-23.0</text:p>
      <text:p text:style-name="Preformatted_20_Text">math.ceil(300.16) : <text:s/>301.0</text:p>
      <text:p text:style-name="P1">math.ceil(300.72) : <text:s/>301.0</text:p>
      <text:p text:style-name="P6"><text:soft-page-break/><text:span text:style-name="T1">9. Explain cmp function with examples.</text:span></text:p>
      <text:p text:style-name="P6"><text:span text:style-name="T1"><text:s text:c="4"/></text:span>cmp() method in Python 2.x compares two integers and returns -1, 0, 1 according to comparison.<text:line-break/>cmp()<text:span text:style-name="Strong_20_Emphasis"> does not work in python 3.x</text:span>.</text:p>
      <text:p text:style-name="P6"/>
      <text:p text:style-name="P4"><text:span text:style-name="Strong_20_Emphasis">Syntax:</text:span></text:p>
      <text:p text:style-name="Preformatted_20_Text">cmp(a, b)</text:p>
      <text:p text:style-name="Preformatted_20_Text"><text:span text:style-name="Strong_20_Emphasis">Parameters:</text:span></text:p>
      <text:p text:style-name="Preformatted_20_Text">a and b are the two numbers in which the comparison is being done. </text:p>
      <text:p text:style-name="Preformatted_20_Text"><text:span text:style-name="Strong_20_Emphasis">Returns:</text:span></text:p>
      <text:p text:style-name="Preformatted_20_Text">-1 if a&lt;b</text:p>
      <text:p text:style-name="Preformatted_20_Text"/>
      <text:p text:style-name="Preformatted_20_Text">0 if a=b</text:p>
      <text:p text:style-name="Preformatted_20_Text"/>
      <text:p text:style-name="P1">1 if a&gt;b</text:p>
      <text:p text:style-name="P6"># Python program to demonstrate the </text:p>
      <text:p text:style-name="P6"># use of cmp() method </text:p>
      <text:p text:style-name="P6"/>
      <text:p text:style-name="P6"># when a&lt;b </text:p>
      <text:p text:style-name="P6">a = 1</text:p>
      <text:p text:style-name="P6">b = 2</text:p>
      <text:p text:style-name="P6">print(cmp(a, b)) </text:p>
      <text:p text:style-name="P6"/>
      <text:p text:style-name="P6"># when a = b </text:p>
      <text:p text:style-name="P6">a = 2</text:p>
      <text:p text:style-name="P6">b = 2</text:p>
      <text:p text:style-name="P6">print(cmp(a, b)) </text:p>
      <text:p text:style-name="P6"/>
      <text:p text:style-name="P6"># when a&gt;b </text:p>
      <text:p text:style-name="P6">a = 3</text:p>
      <text:p text:style-name="P6">b = 2</text:p>
      <text:p text:style-name="P6">print(cmp(a, b)) </text:p>
      <text:p text:style-name="P6"/>
      <text:p text:style-name="P10"><text:span text:style-name="Strong_20_Emphasis">Output:</text:span></text:p>
      <text:p text:style-name="Preformatted_20_Text">-1</text:p>
      <text:p text:style-name="Preformatted_20_Text">0 </text:p>
      <text:p text:style-name="P1">1</text:p>
      <text:p text:style-name="P6"><text:span text:style-name="T1">10. Explain rules of variable names in python.</text:span></text:p>
      <text:p text:style-name="P6"><text:span text:style-name="T1"/></text:p>
      <text:p text:style-name="P6"><text:span text:style-name="T1">A variable can have a short name (like x and y) or a more descriptive name (age, carname, total_volume). Rules for Python variables: </text:span></text:p>
      <text:list xml:id="list4205280784" text:style-name="L3">
        <text:list-item>
          <text:p text:style-name="P11">A variable name must start with a letter or the underscore character </text:p>
        </text:list-item>
        <text:list-item>
          <text:p text:style-name="P11">A variable name cannot start with a number </text:p>
        </text:list-item>
        <text:list-item>
          <text:p text:style-name="P11">A variable name can only contain alpha-numeric characters and underscores (A-z, 0-9, and _ ) </text:p>
        </text:list-item>
        <text:list-item>
          <text:p text:style-name="P7">Variable names are case-sensitive (age, Age and AGE are three different variables) </text:p>
        </text:list-item>
      </text:list>
      <text:p text:style-name="P6"><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3T15:13:21.399757229</meta:creation-date>
    <dc:date>2020-07-13T15:44:54.672371048</dc:date>
    <meta:editing-duration>PT41S</meta:editing-duration>
    <meta:editing-cycles>1</meta:editing-cycles>
    <meta:document-statistic meta:table-count="1" meta:image-count="0" meta:object-count="0" meta:page-count="6" meta:paragraph-count="185" meta:word-count="1042" meta:character-count="6151" meta:non-whitespace-character-count="5143"/>
    <meta:generator>LibreOffice/6.4.4.2$Linux_X86_64 LibreOffice_project/40$Build-2</meta:generator>
  </office:meta>
</office:document-meta>
</file>